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officeooo:rsid="00083b0f" officeooo:paragraph-rsid="00083b0f" style:font-size-asian="15pt" style:font-size-complex="15pt"/>
    </style:style>
    <style:style style:name="P2" style:family="paragraph" style:parent-style-name="Standard">
      <style:text-properties fo:font-size="15pt" officeooo:rsid="000ad681" officeooo:paragraph-rsid="000ad681" style:font-size-asian="15pt" style:font-size-complex="15pt"/>
    </style:style>
    <style:style style:name="P3" style:family="paragraph" style:parent-style-name="Standard">
      <style:paragraph-properties fo:line-height="150%"/>
      <style:text-properties fo:font-size="15pt" officeooo:rsid="000ad681" officeooo:paragraph-rsid="000ad681" style:font-size-asian="15pt" style:font-size-complex="15pt"/>
    </style:style>
    <style:style style:name="P4" style:family="paragraph" style:parent-style-name="Standard">
      <style:text-properties fo:font-size="15pt" officeooo:rsid="000bbf78" officeooo:paragraph-rsid="000bbf78" style:font-size-asian="15pt" style:font-size-complex="15pt"/>
    </style:style>
    <style:style style:name="P5" style:family="paragraph" style:parent-style-name="Standard">
      <style:text-properties fo:font-size="15pt" officeooo:rsid="000db96b" officeooo:paragraph-rsid="000db96b" style:font-size-asian="15pt" style:font-size-complex="15pt"/>
    </style:style>
    <style:style style:name="P6" style:family="paragraph" style:parent-style-name="Standard">
      <style:text-properties officeooo:paragraph-rsid="00083b0f"/>
    </style:style>
    <style:style style:name="T1" style:family="text">
      <style:text-properties officeooo:rsid="000db96b"/>
    </style:style>
    <style:style style:name="T2" style:family="text">
      <style:text-properties officeooo:rsid="000e49e0"/>
    </style:style>
    <style:style style:name="T3" style:family="text">
      <style:text-properties officeooo:rsid="000f2251"/>
    </style:style>
    <style:style style:name="T4" style:family="text">
      <style:text-properties officeooo:rsid="00123330"/>
    </style:style>
    <style:style style:name="T5" style:family="text">
      <style:text-properties fo:font-size="15pt" officeooo:rsid="00083b0f" style:font-size-asian="15pt" style:font-size-complex="15pt"/>
    </style:style>
    <style:style style:name="T6" style:family="text">
      <style:text-properties fo:font-size="15pt" officeooo:rsid="00123330" style:font-size-asian="15pt" style:font-size-complex="15pt"/>
    </style:style>
    <style:style style:name="T7" style:family="text">
      <style:text-properties fo:font-size="15pt" officeooo:rsid="000ad681" style:font-size-asian="15pt" style:font-size-complex="15pt"/>
    </style:style>
    <style:style style:name="T8" style:family="text">
      <style:text-properties fo:font-size="15pt" officeooo:rsid="0009af7b" style:font-size-asian="15pt" style:font-size-complex="15pt"/>
    </style:style>
    <style:style style:name="T9" style:family="text">
      <style:text-properties fo:font-size="15pt" officeooo:rsid="00138f1c" style:font-size-asian="15pt" style:font-size-complex="15pt"/>
    </style:style>
    <style:style style:name="T10" style:family="text">
      <style:text-properties fo:font-size="15pt" officeooo:rsid="00163198" style:font-size-asian="15pt" style:font-size-complex="15pt"/>
    </style:style>
    <style:style style:name="T11" style:family="text">
      <style:text-properties officeooo:rsid="00138f1c"/>
    </style:style>
    <style:style style:name="T12" style:family="text">
      <style:text-properties officeooo:rsid="00163198"/>
    </style:style>
    <style:style style:name="T13" style:family="text">
      <style:text-properties officeooo:rsid="0017dc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0">20 janvier 2040</text:span><text:span text:style-name="T5">, ce matin aux infos ont nous parlions du nouveau présidant qui avons été élus aux États-Unis, Jorge le bourge. Il nous promet plein de nouvelles choses comme des routes écologiques avec des panneaux solaires mais je pense que tout cela va finir comme avec l’ancien président et qu’il ne va rien faire.</text:span></text:p>
      <text:p text:style-name="P1"/>
      <text:p text:style-name="P6"><text:span text:style-name="T5">Quand je suis allé a ma formation pour les nouveaux langages. je repensais à l’ancien temps ou quand je marchais je peux voir quelque arbre mais maintenant il n’existe plus les arbres sont cultivés dans des immenses serres justes pour recycler l’oxygène, les arbres ne sont plus là pour rendre notre terre aussi belle qu’elle était auparavant. Il n’y a plus que du béton a perte de vue. La grande capitale comme on l’appelle. </text:span><text:span text:style-name="T6">La capitale qui était avant Paris et qui est devenue la France car il n’y a plus qu'une seule ville en France qui est la capitale et qui recouvre le moutier du pays. Elle est tellement grand qu'on la appelle la avec le nom de notre pays.</text:span></text:p>
      <text:p text:style-name="P1"/>
      <text:p text:style-name="P6"><text:span text:style-name="T5">À ma formation aujourd’hui on a appris un nouveau langage de programmation, un parmi les milliers d'autres qui existe. Aujourd’hui, quelqu’un qui ne connaît pas l’informatique ne peut pas vivre. Car tout se font gras a dès l’engager de programmation pour gérer des robots qui eux font les choses que les gens n’aiment pas faire. </text:span><text:span text:style-name="T6">La vie a bien changé où les gens se bâter pour avoir un métier même manuel qui était fatigant maintenant il n’existe plus qu'un type d’étude. Informatique mais pour différents domaines. Je suis dans le domaine de la robotique car il est le domaine le plus présent sur le marché. Mais il existe beaucoup d’autres domaine comme le domaine judiciaire bancaire ou même le domaine des sports, je parle bien sur d'Esport.</text:span><text:span text:style-name="T9"> Au fait tout a l’heure j’ai reçu un coup de téléphone de ma copine qui m’a dit comme quoi elle avait trouvé idée pour monter mon entreprise et ce nouveau risque de changer ma vie</text:span></text:p>
      <text:p text:style-name="P1"/>
      <text:p text:style-name="P2">Avec ma famille on a prévu de partir à la plage pour les vacances car cela faisait longtemps que je n’avais plus revu une grande étendue d’eau. Il nous faudra même pas 1 heure de là où on habite » pour venir dans le quartier du Finistère pour voir la mer alors qu'on habite a presque 600 km. Grâce au nouveau métro qui va à la vitesse du son tous les transports sont devenus <text:span text:style-name="T13">rap</text:span>ide . J’ai même l’impression que ma vie va plus vite que moi car je n’ai pas le temps de tout comprendre.</text:p>
      <text:p text:style-name="P2"/>
      <text:p text:style-name="P4">Il y a aussi économie qui change de plus en plus. Je me souviens de 2021 où tout a changé à cause des cryptomonnaies. Les riches de nos jours sont les gens qui ont vue dans avenir. Ils sont devenue milliardaires grâce à une mise de 100 euros de base. Il aime bien nous raconter leur histoire car il se sente plus fort. <text:soft-page-break/>Mais j’ai une ambition de créer une entreprise qui puisse les concurrence un jour.</text:p>
      <text:p text:style-name="P4"/>
      <text:p text:style-name="P4">Mais pour le moment je reste dans mon appartement de 30 m² avec ma copine à travailler dans la même entreprise avant de récolter suffisamment expérience pour faire la mienne.30 m² on peut croire que ses petits mais maintenant les gens on besoin de presque plus rien pour vivre. Douche toilette manger dormir et le plus important un ordinateur.</text:p>
      <text:p text:style-name="P4"/>
      <text:p text:style-name="P5">Le monde de l’informatique est devenu beaucoup plus simple car grâce au nouveau ordinateur quantique la puissance de calcul a était multiplier par 100 ce qui fait que pour le moment personnes na besoin de plus puissant donc les gens ne doivent pas changer de matériel tous les 2 ans car il devient trop vieux.</text:p>
      <text:p text:style-name="P5"/>
      <text:p text:style-name="P5">Le coronavirus a changé beaucoup de choses. Il n’existe plus, un vaccin en 2025 a était trouver, après que le coronavirus a tué presque 1 milliard de personnes. Le moment où on tout le monde pouvait sortir dans la rue sans masque a été un soulagement pour le monde entier. J’espère que nous ne revivrons jamais une tragédie comme ça.</text:p>
      <text:p text:style-name="P2"/>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28T23:35:29.458000000</meta:creation-date>
    <dc:date>2021-03-24T13:07:03.863000000</dc:date>
    <meta:editing-duration>PT52M21S</meta:editing-duration>
    <meta:editing-cycles>11</meta:editing-cycles>
    <meta:generator>LibreOffice/6.4.4.2$Windows_X86_64 LibreOffice_project/3d775be2011f3886db32dfd395a6a6d1ca2630ff</meta:generator>
    <meta:document-statistic meta:table-count="0" meta:image-count="0" meta:object-count="0" meta:page-count="2" meta:paragraph-count="8" meta:word-count="687" meta:character-count="3772" meta:non-whitespace-character-count="3095"/>
  </office:meta>
</office:document-meta>
</file>